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2446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24:46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9.979706" calcext:value-type="float">
            <text:p>69.979706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79611" calcext:value-type="float">
            <text:p>0.0796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.62421" calcext:value-type="float">
            <text:p>41.6242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9.979706" calcext:value-type="float">
            <text:p>69.97970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3.551837" calcext:value-type="float">
            <text:p>13.5518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32579" calcext:value-type="float">
            <text:p>0.33257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59141" calcext:value-type="float">
            <text:p>0.559141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47085" calcext:value-type="float">
            <text:p>0.147085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56388" calcext:value-type="float">
            <text:p>0.556388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60955" calcext:value-type="float">
            <text:p>0.360955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542367" calcext:value-type="float">
            <text:p>0.542367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64323" calcext:value-type="float">
            <text:p>0.164323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55546" calcext:value-type="float">
            <text:p>0.555546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000718" calcext:value-type="float">
            <text:p>0.000718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218585" calcext:value-type="float">
            <text:p>0.21858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59587" calcext:value-type="float">
            <text:p>-0.059587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79192" calcext:value-type="float">
            <text:p>0.079192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67951" calcext:value-type="float">
            <text:p>0.6795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-5.25856" calcext:value-type="float">
            <text:p>-5.2585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2.945465" calcext:value-type="float">
            <text:p>42.94546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77.8657" calcext:value-type="float">
            <text:p>77.865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-4.390102" calcext:value-type="float">
            <text:p>-4.39010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7.592553" calcext:value-type="float">
            <text:p>7.592553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1.570276" calcext:value-type="float">
            <text:p>31.570276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59.91177" calcext:value-type="float">
            <text:p>59.91177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-18.703608" calcext:value-type="float">
            <text:p>-18.703608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-328.141357" calcext:value-type="float">
            <text:p>-328.141357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-13.423295" calcext:value-type="float">
            <text:p>-13.423295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-22.363432" calcext:value-type="float">
            <text:p>-22.36343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-11.360442" calcext:value-type="float">
            <text:p>-11.36044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3.683604" calcext:value-type="float">
            <text:p>3.683604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83.809174" calcext:value-type="float">
            <text:p>83.809174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-27.391874" calcext:value-type="float">
            <text:p>-27.391874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1.663844" calcext:value-type="float">
            <text:p>1.66384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.651482" calcext:value-type="float">
            <text:p>1.651482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00043" calcext:value-type="float">
            <text:p>0.000043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0097" calcext:value-type="float">
            <text:p>0.000097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00571" calcext:value-type="float">
            <text:p>0.000571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01004" calcext:value-type="float">
            <text:p>0.001004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01631" calcext:value-type="float">
            <text:p>0.001631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02415" calcext:value-type="float">
            <text:p>0.002415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04778" calcext:value-type="float">
            <text:p>0.004778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06901" calcext:value-type="float">
            <text:p>0.006901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09694" calcext:value-type="float">
            <text:p>0.009694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12662" calcext:value-type="float">
            <text:p>0.012662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15563" calcext:value-type="float">
            <text:p>0.015563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18854" calcext:value-type="float">
            <text:p>0.018854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23064" calcext:value-type="float">
            <text:p>0.023064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28193" calcext:value-type="float">
            <text:p>0.028193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3445" calcext:value-type="float">
            <text:p>0.03445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41419" calcext:value-type="float">
            <text:p>0.041419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49031" calcext:value-type="float">
            <text:p>0.049031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56507" calcext:value-type="float">
            <text:p>0.056507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638" calcext:value-type="float">
            <text:p>0.0638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71105" calcext:value-type="float">
            <text:p>0.071105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78565" calcext:value-type="float">
            <text:p>0.078565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85825" calcext:value-type="float">
            <text:p>0.085825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91832" calcext:value-type="float">
            <text:p>0.091832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96556" calcext:value-type="float">
            <text:p>0.096556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99145" calcext:value-type="float">
            <text:p>0.099145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100088" calcext:value-type="float">
            <text:p>0.100088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99398" calcext:value-type="float">
            <text:p>0.099398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98346" calcext:value-type="float">
            <text:p>0.098346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9737" calcext:value-type="float">
            <text:p>0.09737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96349" calcext:value-type="float">
            <text:p>0.096349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95166" calcext:value-type="float">
            <text:p>0.095166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93988" calcext:value-type="float">
            <text:p>0.093988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94019" calcext:value-type="float">
            <text:p>0.094019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95315" calcext:value-type="float">
            <text:p>0.095315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98852" calcext:value-type="float">
            <text:p>0.098852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104272" calcext:value-type="float">
            <text:p>0.104272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111687" calcext:value-type="float">
            <text:p>0.111687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121136" calcext:value-type="float">
            <text:p>0.121136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131879" calcext:value-type="float">
            <text:p>0.131879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14483" calcext:value-type="float">
            <text:p>0.14483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159578" calcext:value-type="float">
            <text:p>0.159578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17611" calcext:value-type="float">
            <text:p>0.17611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193161" calcext:value-type="float">
            <text:p>0.193161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20996" calcext:value-type="float">
            <text:p>0.20996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225928" calcext:value-type="float">
            <text:p>0.225928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240821" calcext:value-type="float">
            <text:p>0.240821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25454" calcext:value-type="float">
            <text:p>0.25454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265889" calcext:value-type="float">
            <text:p>0.265889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275346" calcext:value-type="float">
            <text:p>0.275346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281946" calcext:value-type="float">
            <text:p>0.281946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28663" calcext:value-type="float">
            <text:p>0.28663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289303" calcext:value-type="float">
            <text:p>0.289303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289642" calcext:value-type="float">
            <text:p>0.289642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2885" calcext:value-type="float">
            <text:p>0.2885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285428" calcext:value-type="float">
            <text:p>0.285428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281417" calcext:value-type="float">
            <text:p>0.281417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276495" calcext:value-type="float">
            <text:p>0.276495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271475" calcext:value-type="float">
            <text:p>0.271475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266757" calcext:value-type="float">
            <text:p>0.266757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262222" calcext:value-type="float">
            <text:p>0.262222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257541" calcext:value-type="float">
            <text:p>0.257541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252633" calcext:value-type="float">
            <text:p>0.252633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247097" calcext:value-type="float">
            <text:p>0.247097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24099" calcext:value-type="float">
            <text:p>0.24099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235747" calcext:value-type="float">
            <text:p>0.235747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232502" calcext:value-type="float">
            <text:p>0.232502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231372" calcext:value-type="float">
            <text:p>0.231372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231435" calcext:value-type="float">
            <text:p>0.231435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232044" calcext:value-type="float">
            <text:p>0.232044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233516" calcext:value-type="float">
            <text:p>0.233516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235558" calcext:value-type="float">
            <text:p>0.235558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238832" calcext:value-type="float">
            <text:p>0.238832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244418" calcext:value-type="float">
            <text:p>0.244418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252179" calcext:value-type="float">
            <text:p>0.252179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261293" calcext:value-type="float">
            <text:p>0.261293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270221" calcext:value-type="float">
            <text:p>0.270221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27965" calcext:value-type="float">
            <text:p>0.27965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290719" calcext:value-type="float">
            <text:p>0.290719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303456" calcext:value-type="float">
            <text:p>0.303456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317618" calcext:value-type="float">
            <text:p>0.317618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332236" calcext:value-type="float">
            <text:p>0.332236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347669" calcext:value-type="float">
            <text:p>0.347669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36377" calcext:value-type="float">
            <text:p>0.36377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380587" calcext:value-type="float">
            <text:p>0.380587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398212" calcext:value-type="float">
            <text:p>0.398212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416343" calcext:value-type="float">
            <text:p>0.416343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435018" calcext:value-type="float">
            <text:p>0.435018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45383" calcext:value-type="float">
            <text:p>0.45383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472756" calcext:value-type="float">
            <text:p>0.472756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491643" calcext:value-type="float">
            <text:p>0.491643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510447" calcext:value-type="float">
            <text:p>0.510447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529526" calcext:value-type="float">
            <text:p>0.529526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548992" calcext:value-type="float">
            <text:p>0.548992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568882" calcext:value-type="float">
            <text:p>0.568882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588905" calcext:value-type="float">
            <text:p>0.588905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609023" calcext:value-type="float">
            <text:p>0.609023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629471" calcext:value-type="float">
            <text:p>0.629471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650204" calcext:value-type="float">
            <text:p>0.650204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670465" calcext:value-type="float">
            <text:p>0.670465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6896" calcext:value-type="float">
            <text:p>0.6896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707844" calcext:value-type="float">
            <text:p>0.707844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726593" calcext:value-type="float">
            <text:p>0.726593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746231" calcext:value-type="float">
            <text:p>0.746231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764823" calcext:value-type="float">
            <text:p>0.764823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781487" calcext:value-type="float">
            <text:p>0.781487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796713" calcext:value-type="float">
            <text:p>0.796713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812687" calcext:value-type="float">
            <text:p>0.812687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829543" calcext:value-type="float">
            <text:p>0.829543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846132" calcext:value-type="float">
            <text:p>0.846132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861962" calcext:value-type="float">
            <text:p>0.861962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87729" calcext:value-type="float">
            <text:p>0.87729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892831" calcext:value-type="float">
            <text:p>0.892831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907693" calcext:value-type="float">
            <text:p>0.907693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920323" calcext:value-type="float">
            <text:p>0.920323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930709" calcext:value-type="float">
            <text:p>0.930709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940958" calcext:value-type="float">
            <text:p>0.940958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952462" calcext:value-type="float">
            <text:p>0.952462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964235" calcext:value-type="float">
            <text:p>0.964235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974614" calcext:value-type="float">
            <text:p>0.974614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982742" calcext:value-type="float">
            <text:p>0.982742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987834" calcext:value-type="float">
            <text:p>0.987834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99034" calcext:value-type="float">
            <text:p>0.99034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992258" calcext:value-type="float">
            <text:p>0.992258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995322" calcext:value-type="float">
            <text:p>0.995322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998465" calcext:value-type="float">
            <text:p>0.998465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999848" calcext:value-type="float">
            <text:p>0.999848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998938" calcext:value-type="float">
            <text:p>0.998938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997786" calcext:value-type="float">
            <text:p>0.997786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994544" calcext:value-type="float">
            <text:p>0.994544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989354" calcext:value-type="float">
            <text:p>0.989354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982477" calcext:value-type="float">
            <text:p>0.982477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975933" calcext:value-type="float">
            <text:p>0.975933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969049" calcext:value-type="float">
            <text:p>0.969049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960544" calcext:value-type="float">
            <text:p>0.960544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950194" calcext:value-type="float">
            <text:p>0.950194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937345" calcext:value-type="float">
            <text:p>0.937345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923046" calcext:value-type="float">
            <text:p>0.923046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907925" calcext:value-type="float">
            <text:p>0.907925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893441" calcext:value-type="float">
            <text:p>0.893441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878626" calcext:value-type="float">
            <text:p>0.878626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861991" calcext:value-type="float">
            <text:p>0.861991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84364" calcext:value-type="float">
            <text:p>0.84364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825451" calcext:value-type="float">
            <text:p>0.825451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808411" calcext:value-type="float">
            <text:p>0.808411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790897" calcext:value-type="float">
            <text:p>0.790897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771891" calcext:value-type="float">
            <text:p>0.771891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752041" calcext:value-type="float">
            <text:p>0.752041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733074" calcext:value-type="float">
            <text:p>0.733074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714925" calcext:value-type="float">
            <text:p>0.714925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696667" calcext:value-type="float">
            <text:p>0.696667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67779" calcext:value-type="float">
            <text:p>0.67779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657218" calcext:value-type="float">
            <text:p>0.657218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635231" calcext:value-type="float">
            <text:p>0.635231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612877" calcext:value-type="float">
            <text:p>0.612877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59155" calcext:value-type="float">
            <text:p>0.59155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570621" calcext:value-type="float">
            <text:p>0.570621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548799" calcext:value-type="float">
            <text:p>0.548799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526195" calcext:value-type="float">
            <text:p>0.526195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503898" calcext:value-type="float">
            <text:p>0.503898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48229" calcext:value-type="float">
            <text:p>0.48229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4609" calcext:value-type="float">
            <text:p>0.4609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439269" calcext:value-type="float">
            <text:p>0.439269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417184" calcext:value-type="float">
            <text:p>0.417184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394827" calcext:value-type="float">
            <text:p>0.394827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372804" calcext:value-type="float">
            <text:p>0.372804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351676" calcext:value-type="float">
            <text:p>0.351676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331302" calcext:value-type="float">
            <text:p>0.331302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310841" calcext:value-type="float">
            <text:p>0.310841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290145" calcext:value-type="float">
            <text:p>0.290145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270039" calcext:value-type="float">
            <text:p>0.270039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250757" calcext:value-type="float">
            <text:p>0.250757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232271" calcext:value-type="float">
            <text:p>0.232271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213933" calcext:value-type="float">
            <text:p>0.213933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196791" calcext:value-type="float">
            <text:p>0.196791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180971" calcext:value-type="float">
            <text:p>0.180971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166724" calcext:value-type="float">
            <text:p>0.166724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153173" calcext:value-type="float">
            <text:p>0.153173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140374" calcext:value-type="float">
            <text:p>0.140374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128576" calcext:value-type="float">
            <text:p>0.128576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117651" calcext:value-type="float">
            <text:p>0.117651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107432" calcext:value-type="float">
            <text:p>0.107432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97429" calcext:value-type="float">
            <text:p>0.097429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87842" calcext:value-type="float">
            <text:p>0.087842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78508" calcext:value-type="float">
            <text:p>0.078508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70168" calcext:value-type="float">
            <text:p>0.070168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62706" calcext:value-type="float">
            <text:p>0.062706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56777" calcext:value-type="float">
            <text:p>0.056777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51937" calcext:value-type="float">
            <text:p>0.051937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47873" calcext:value-type="float">
            <text:p>0.047873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43763" calcext:value-type="float">
            <text:p>0.043763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39648" calcext:value-type="float">
            <text:p>0.039648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36333" calcext:value-type="float">
            <text:p>0.036333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33883" calcext:value-type="float">
            <text:p>0.033883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3155" calcext:value-type="float">
            <text:p>0.03155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2875" calcext:value-type="float">
            <text:p>0.02875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26195" calcext:value-type="float">
            <text:p>0.026195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24285" calcext:value-type="float">
            <text:p>0.024285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23023" calcext:value-type="float">
            <text:p>0.023023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21809" calcext:value-type="float">
            <text:p>0.021809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20618" calcext:value-type="float">
            <text:p>0.020618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19398" calcext:value-type="float">
            <text:p>0.019398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18041" calcext:value-type="float">
            <text:p>0.018041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16515" calcext:value-type="float">
            <text:p>0.016515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15129" calcext:value-type="float">
            <text:p>0.015129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14247" calcext:value-type="float">
            <text:p>0.014247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13533" calcext:value-type="float">
            <text:p>0.013533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13042" calcext:value-type="float">
            <text:p>0.013042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12452" calcext:value-type="float">
            <text:p>0.012452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11819" calcext:value-type="float">
            <text:p>0.011819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10964" calcext:value-type="float">
            <text:p>0.010964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09928" calcext:value-type="float">
            <text:p>0.009928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09096" calcext:value-type="float">
            <text:p>0.009096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08639" calcext:value-type="float">
            <text:p>0.008639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08218" calcext:value-type="float">
            <text:p>0.008218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07494" calcext:value-type="float">
            <text:p>0.007494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0698" calcext:value-type="float">
            <text:p>0.00698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07004" calcext:value-type="float">
            <text:p>0.007004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07008" calcext:value-type="float">
            <text:p>0.007008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06393" calcext:value-type="float">
            <text:p>0.006393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05383" calcext:value-type="float">
            <text:p>0.005383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04608" calcext:value-type="float">
            <text:p>0.004608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0458" calcext:value-type="float">
            <text:p>0.00458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05206" calcext:value-type="float">
            <text:p>0.005206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05714" calcext:value-type="float">
            <text:p>0.005714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05325" calcext:value-type="float">
            <text:p>0.005325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04466" calcext:value-type="float">
            <text:p>0.004466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04219" calcext:value-type="float">
            <text:p>0.004219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04492" calcext:value-type="float">
            <text:p>0.004492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04341" calcext:value-type="float">
            <text:p>0.004341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03759" calcext:value-type="float">
            <text:p>0.003759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03543" calcext:value-type="float">
            <text:p>0.003543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03928" calcext:value-type="float">
            <text:p>0.003928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04414" calcext:value-type="float">
            <text:p>0.004414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04543" calcext:value-type="float">
            <text:p>0.004543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04299" calcext:value-type="float">
            <text:p>0.004299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03923" calcext:value-type="float">
            <text:p>0.003923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03676" calcext:value-type="float">
            <text:p>0.003676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03656" calcext:value-type="float">
            <text:p>0.003656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03701" calcext:value-type="float">
            <text:p>0.003701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04184" calcext:value-type="float">
            <text:p>0.004184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0478" calcext:value-type="float">
            <text:p>0.00478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5272" calcext:value-type="float">
            <text:p>0.005272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5381" calcext:value-type="float">
            <text:p>0.005381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5114" calcext:value-type="float">
            <text:p>0.005114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4851" calcext:value-type="float">
            <text:p>0.004851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4953" calcext:value-type="float">
            <text:p>0.004953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5455" calcext:value-type="float">
            <text:p>0.005455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6046" calcext:value-type="float">
            <text:p>0.006046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6498" calcext:value-type="float">
            <text:p>0.006498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6955" calcext:value-type="float">
            <text:p>0.006955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7324" calcext:value-type="float">
            <text:p>0.007324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7341" calcext:value-type="float">
            <text:p>0.007341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7164" calcext:value-type="float">
            <text:p>0.007164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7191" calcext:value-type="float">
            <text:p>0.007191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7473" calcext:value-type="float">
            <text:p>0.007473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7663" calcext:value-type="float">
            <text:p>0.007663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7404" calcext:value-type="float">
            <text:p>0.007404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6758" calcext:value-type="float">
            <text:p>0.006758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635" calcext:value-type="float">
            <text:p>0.00635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6591" calcext:value-type="float">
            <text:p>0.006591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7059" calcext:value-type="float">
            <text:p>0.007059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7059" calcext:value-type="float">
            <text:p>0.007059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7046" calcext:value-type="float">
            <text:p>0.007046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7728" calcext:value-type="float">
            <text:p>0.007728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8493" calcext:value-type="float">
            <text:p>0.008493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8511" calcext:value-type="float">
            <text:p>0.008511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7668" calcext:value-type="float">
            <text:p>0.007668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6805" calcext:value-type="float">
            <text:p>0.006805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6777" calcext:value-type="float">
            <text:p>0.006777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7406" calcext:value-type="float">
            <text:p>0.007406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7988" calcext:value-type="float">
            <text:p>0.007988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7883" calcext:value-type="float">
            <text:p>0.007883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7479" calcext:value-type="float">
            <text:p>0.007479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7524" calcext:value-type="float">
            <text:p>0.007524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8062" calcext:value-type="float">
            <text:p>0.008062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8576" calcext:value-type="float">
            <text:p>0.008576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8731" calcext:value-type="float">
            <text:p>0.008731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8178" calcext:value-type="float">
            <text:p>0.008178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7006" calcext:value-type="float">
            <text:p>0.007006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6056" calcext:value-type="float">
            <text:p>0.006056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5758" calcext:value-type="float">
            <text:p>0.005758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6375" calcext:value-type="float">
            <text:p>0.006375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7319" calcext:value-type="float">
            <text:p>0.007319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6864" calcext:value-type="float">
            <text:p>0.006864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5285" calcext:value-type="float">
            <text:p>0.005285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4579" calcext:value-type="float">
            <text:p>0.004579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5546" calcext:value-type="float">
            <text:p>0.005546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6299" calcext:value-type="float">
            <text:p>0.006299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5428" calcext:value-type="float">
            <text:p>0.005428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4257" calcext:value-type="float">
            <text:p>0.004257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4229" calcext:value-type="float">
            <text:p>0.004229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4737" calcext:value-type="float">
            <text:p>0.004737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5496" calcext:value-type="float">
            <text:p>0.005496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661" calcext:value-type="float">
            <text:p>0.00661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7684" calcext:value-type="float">
            <text:p>0.007684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822" calcext:value-type="float">
            <text:p>0.00822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7505" calcext:value-type="float">
            <text:p>0.007505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6386" calcext:value-type="float">
            <text:p>0.006386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5664" calcext:value-type="float">
            <text:p>0.005664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588" calcext:value-type="float">
            <text:p>0.00588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5265" calcext:value-type="float">
            <text:p>0.005265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4128" calcext:value-type="float">
            <text:p>0.004128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4228" calcext:value-type="float">
            <text:p>0.004228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5211" calcext:value-type="float">
            <text:p>0.005211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5132" calcext:value-type="float">
            <text:p>0.005132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3245" calcext:value-type="float">
            <text:p>0.003245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1102" calcext:value-type="float">
            <text:p>0.001102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0451" calcext:value-type="float">
            <text:p>0.000451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0385" calcext:value-type="float">
            <text:p>0.000385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0163" calcext:value-type="float">
            <text:p>0.000163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0324" calcext:value-type="float">
            <text:p>0.000324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219" calcext:value-type="float">
            <text:p>0.00219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4647" calcext:value-type="float">
            <text:p>0.004647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623" calcext:value-type="float">
            <text:p>0.00623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554" calcext:value-type="float">
            <text:p>0.00554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3482" calcext:value-type="float">
            <text:p>0.003482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273" calcext:value-type="float">
            <text:p>0.00273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3011" calcext:value-type="float">
            <text:p>0.003011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3074" calcext:value-type="float">
            <text:p>0.003074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2146" calcext:value-type="float">
            <text:p>0.002146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1314" calcext:value-type="float">
            <text:p>0.001314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1216" calcext:value-type="float">
            <text:p>0.001216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1484" calcext:value-type="float">
            <text:p>0.001484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2432" calcext:value-type="float">
            <text:p>0.002432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3073" calcext:value-type="float">
            <text:p>0.003073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2905" calcext:value-type="float">
            <text:p>0.002905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2799" calcext:value-type="float">
            <text:p>0.002799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4015" calcext:value-type="float">
            <text:p>0.004015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3475" calcext:value-type="float">
            <text:p>0.003475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3118" calcext:value-type="float">
            <text:p>0.003118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3813" calcext:value-type="float">
            <text:p>0.003813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4538" calcext:value-type="float">
            <text:p>0.004538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4321" calcext:value-type="float">
            <text:p>0.004321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291" calcext:value-type="float">
            <text:p>0.00291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1906" calcext:value-type="float">
            <text:p>0.001906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1151" calcext:value-type="float">
            <text:p>0.001151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0551" calcext:value-type="float">
            <text:p>0.000551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0593" calcext:value-type="float">
            <text:p>0.000593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2017" calcext:value-type="float">
            <text:p>0.002017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3648" calcext:value-type="float">
            <text:p>0.003648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4731" calcext:value-type="float">
            <text:p>0.004731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4785" calcext:value-type="float">
            <text:p>0.004785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4628" calcext:value-type="float">
            <text:p>0.004628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4636" calcext:value-type="float">
            <text:p>0.004636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456" calcext:value-type="float">
            <text:p>0.00456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456" calcext:value-type="float">
            <text:p>0.00456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456" calcext:value-type="float">
            <text:p>0.00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28:31.753533790</dc:date>
    <meta:editing-duration>PT14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